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ed39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2ed39"/>
    </style:style>
    <style:style style:name="P3" style:family="paragraph" style:parent-style-name="Standard">
      <style:text-properties officeooo:rsid="0002ed39" officeooo:paragraph-rsid="0002ed39"/>
    </style:style>
    <style:style style:name="T1" style:family="text">
      <style:text-properties officeooo:rsid="0002e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LINEX</text:span></text:p>
      <text:p text:style-name="P1">exam@debian:~$ mkdir sales</text:p>
      <text:p text:style-name="Standard">exam@debian:~$ cd sales</text:p>
      <text:p text:style-name="Standard">exam@debian:~/sales$ mkdir location1</text:p>
      <text:p text:style-name="Standard">exam@debian:~/sales$ mkdir location2</text:p>
      <text:p text:style-name="Standard">exam@debian:~/sales$ mkdir location3</text:p>
      <text:p text:style-name="Standard">exam@debian:~/sales$ cd location1</text:p>
      <text:p text:style-name="Standard">exam@debian:~/sales/location1$ cat &gt;sales1.txt</text:p>
      <text:p text:style-name="Standard">abc</text:p>
      <text:p text:style-name="Standard">def</text:p>
      <text:p text:style-name="Standard">ghj</text:p>
      <text:p text:style-name="Standard">exam@debian:~/sales/location1$ cat &gt;sales2.txt</text:p>
      <text:p text:style-name="Standard">jkl <text:s text:c="3"/></text:p>
      <text:p text:style-name="Standard">mno</text:p>
      <text:p text:style-name="Standard">pqr </text:p>
      <text:p text:style-name="Standard">exam@debian:~/sales/location1$ cat &gt;sales3.txt</text:p>
      <text:p text:style-name="Standard">jki</text:p>
      <text:p text:style-name="Standard">uol</text:p>
      <text:p text:style-name="Standard">pow</text:p>
      <text:p text:style-name="Standard">exam@debian:~/sales/location1$ cd ..</text:p>
      <text:p text:style-name="Standard">exam@debian:~/sales$ cd location2</text:p>
      <text:p text:style-name="Standard">exam@debian:~/sales/location2$ cat &gt;pur1.txt</text:p>
      <text:p text:style-name="Standard">res</text:p>
      <text:p text:style-name="Standard">uik</text:p>
      <text:p text:style-name="Standard">lmn</text:p>
      <text:p text:style-name="Standard">exam@debian:~/sales/location2$ cat &gt;pur2.txt</text:p>
      <text:p text:style-name="Standard">efg</text:p>
      <text:p text:style-name="Standard">hik</text:p>
      <text:p text:style-name="Standard">lmn</text:p>
      <text:p text:style-name="Standard">exam@debian:~/sales/location2$ cd ..</text:p>
      <text:p text:style-name="Standard">exam@debian:~/sales$ cd location3</text:p>
      <text:p text:style-name="Standard">exam@debian:~/sales/location3$ cat &gt;stock1.txt</text:p>
      <text:p text:style-name="Standard">abcd</text:p>
      <text:p text:style-name="Standard">efgh</text:p>
      <text:p text:style-name="Standard">ijkl</text:p>
      <text:p text:style-name="Standard">mnop</text:p>
      <text:p text:style-name="Standard">qrst</text:p>
      <text:p text:style-name="Standard">uvwq</text:p>
      <text:p text:style-name="Standard">trews</text:p>
      <text:p text:style-name="Standard">trsc</text:p>
      <text:p text:style-name="Standard">ijki</text:p>
      <text:p text:style-name="Standard">mnop</text:p>
      <text:p text:style-name="Standard">wers</text:p>
      <text:p text:style-name="Standard">ewrt <text:s text:c="2"/></text:p>
      <text:p text:style-name="Standard">oplm </text:p>
      <text:p text:style-name="Standard">exam@debian:~/sales/location3$ cat &gt;stock2.txt</text:p>
      <text:p text:style-name="Standard">trs</text:p>
      <text:p text:style-name="Standard">mno</text:p>
      <text:p text:style-name="Standard">prs </text:p>
      <text:p text:style-name="Standard">wes</text:p>
      <text:p text:style-name="P3"/>
      <text:p text:style-name="P3"><text:soft-page-break/>1 ) <text:s/>exam@debian:~/sales$ cat location2/pur1.txt &gt;&gt; location2/pur2.txt </text:p>
      <text:p text:style-name="P3">exam@debian:~/sales$ cat location2/pur2.txt &gt;&gt;location2/pur3</text:p>
      <text:p text:style-name="P3">cd location2</text:p>
      <text:p text:style-name="P3">exam@debian:~/sales/location2$ ls</text:p>
      <text:p text:style-name="P3">pur1.txt <text:s/>pur2 <text:s/>pur2.txt <text:s/>pur3</text:p>
      <text:p text:style-name="P3">2 ) exam@debian:~/sales/location2$ cd ..</text:p>
      <text:p text:style-name="P3">exam@debian:~/sales$ cp location2/pur3 location3/stock3</text:p>
      <text:p text:style-name="P3">exam@debian:~/sales$ cd location3</text:p>
      <text:p text:style-name="P3">exam@debian:~/sales/location3$ ls</text:p>
      <text:p text:style-name="P3">stock1.txt <text:s/>stock2.txt <text:s/>stock3</text:p>
      <text:p text:style-name="P3">exam@debian:~/sales/location3$ cat stock3</text:p>
      <text:p text:style-name="P3">efg</text:p>
      <text:p text:style-name="P3">hik</text:p>
      <text:p text:style-name="P3">lmn</text:p>
      <text:p text:style-name="P3">res</text:p>
      <text:p text:style-name="P3">uik</text:p>
      <text:p text:style-name="P3">lmn</text:p>
      <text:p text:style-name="P3">3 ) exam@debian:~/sales/location3$ chmod g+wa stock3.txt</text:p>
      <text:p text:style-name="P3">chmod: invalid mode: ‘g+wa’</text:p>
      <text:p text:style-name="P3">Try 'chmod --help' for more information.</text:p>
      <text:p text:style-name="P3">4 ) $ head -n 10 stock1.txt</text:p>
      <text:p text:style-name="P3">abcd</text:p>
      <text:p text:style-name="P3">efgh</text:p>
      <text:p text:style-name="P3">ijkl</text:p>
      <text:p text:style-name="P3">mnop</text:p>
      <text:p text:style-name="P3">qrst</text:p>
      <text:p text:style-name="P3">uvwq</text:p>
      <text:p text:style-name="P3">trews</text:p>
      <text:p text:style-name="P3">trsc</text:p>
      <text:p text:style-name="P3">ijki</text:p>
      <text:p text:style-name="P3">mnop</text:p>
      <text:p text:style-name="P3">5 )exam@debian:~/sales/location3$ cd ..</text:p>
      <text:p text:style-name="P3">exam@debian:~/sales$ ls -al</text:p>
      <text:p text:style-name="P3">total 20</text:p>
      <text:p text:style-name="P3">drwxr-xr-x <text:s/>5 exam exam 4096 Oct <text:s/>8 14:11 .</text:p>
      <text:p text:style-name="P3">drwxr-xr-x 19 exam exam 4096 Oct <text:s/>8 14:09 ..</text:p>
      <text:p text:style-name="P3">drwxr-xr-x <text:s/>2 exam exam 4096 Oct <text:s/>8 14:15 location1</text:p>
      <text:p text:style-name="P3">drwxr-xr-x <text:s/>2 exam exam 4096 Oct <text:s/>8 14:24 location2</text:p>
      <text:p text:style-name="P3">drwxr-xr-x <text:s/>2 exam exam 4096 Oct <text:s/>8 14:21 location3</text:p>
      <text:p text:style-name="P3">6)echo -e "Menu \n 1 for volume of sphere \n 2 for volume of cube\n 3 for volume of cylinder"</text:p>
      <text:p text:style-name="P3">echo "enter your choice"</text:p>
      <text:p text:style-name="P3">read ch</text:p>
      <text:p text:style-name="P3">case $ch in</text:p>
      <text:p text:style-name="P3"><text:s text:c="4"/>1) echo "enter the radius"</text:p>
      <text:p text:style-name="P3"><text:s text:c="7"/>read r</text:p>
      <text:p text:style-name="P3"><text:s text:c="7"/>echo " sphere=$(expr 4 / 3 \* 22 / 7 \* $r \* $r \* $r)";;</text:p>
      <text:p text:style-name="P3"><text:s text:c="4"/>2) echo "enter the side"</text:p>
      <text:p text:style-name="P3"><text:s text:c="7"/>read s</text:p>
      <text:p text:style-name="P3"><text:s text:c="7"/>echo " cube=$(expr $s \* $s \* $s)";;</text:p>
      <text:p text:style-name="P3"><text:s text:c="4"/></text:p>
      <text:p text:style-name="P3"><text:s text:c="4"/>3) echo "enter the radius"</text:p>
      <text:p text:style-name="P3"><text:s text:c="7"/>read r</text:p>
      <text:p text:style-name="P3"><text:soft-page-break/><text:s text:c="7"/>echo "enter the height"</text:p>
      <text:p text:style-name="P3"><text:s text:c="7"/>read h</text:p>
      <text:p text:style-name="P3"><text:s text:c="7"/>echo "cylinder=$(expr 22 / 7 \* $r \* $r \* $h)";;</text:p>
      <text:p text:style-name="P3">esac</text:p>
      <text:p text:style-name="P3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08:09.444032330</meta:creation-date>
    <dc:date>2021-10-08T16:15:28.314947375</dc:date>
    <meta:editing-duration>PT7M20S</meta:editing-duration>
    <meta:editing-cycles>1</meta:editing-cycles>
    <meta:document-statistic meta:table-count="0" meta:image-count="0" meta:object-count="0" meta:page-count="3" meta:paragraph-count="107" meta:word-count="309" meta:character-count="2214" meta:non-whitespace-character-count="1910"/>
    <meta:generator>LibreOffice/7.0.4.2$Linux_X86_64 LibreOffice_project/00$Build-2</meta:generator>
  </office:meta>
</office:document-meta>
</file>